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cf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cf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cf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cf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cf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cf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cf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cf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cf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cf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cf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cf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cf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cf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cf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cf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cf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 Sebastián Wilfredo Jesús Gutiérrez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732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a María Ramos To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6756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9.4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1"/>
    <meta:template xlink:type="simple" xlink:actuate="onRequest" xlink:title="Normal" xlink:href=""/>
  </office:meta>
</office:document-meta>
</file>